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8.9752in" svg:height="4.5906in" svg:x="2.9811in" svg:y="1.339in">
            <draw:object draw:notify-on-update-of-ranges="Sheet2.A2:Sheet2.A101 Sheet2.B1:Sheet2.B1 Sheet2.B2:Sheet2.B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float" office:value="20.066" calcext:value-type="float">
            <text:p>20.066</text:p>
          </table:table-cell>
        </table:table-row>
        <table:table-row table:style-name="ro1">
          <table:table-cell office:value-type="float" office:value="60.037" calcext:value-type="float">
            <text:p>60.037</text:p>
          </table:table-cell>
          <table:table-cell office:value-type="float" office:value="38.689" calcext:value-type="float">
            <text:p>38.689</text:p>
          </table:table-cell>
        </table:table-row>
        <table:table-row table:style-name="ro1">
          <table:table-cell office:value-type="float" office:value="50.712" calcext:value-type="float">
            <text:p>50.712</text:p>
          </table:table-cell>
          <table:table-cell office:value-type="float" office:value="8.661" calcext:value-type="float">
            <text:p>8.661</text:p>
          </table:table-cell>
        </table:table-row>
        <table:table-row table:style-name="ro1">
          <table:table-cell office:value-type="float" office:value="11.945" calcext:value-type="float">
            <text:p>11.945</text:p>
          </table:table-cell>
          <table:table-cell office:value-type="float" office:value="34.238" calcext:value-type="float">
            <text:p>34.238</text:p>
          </table:table-cell>
        </table:table-row>
        <table:table-row table:style-name="ro1">
          <table:table-cell office:value-type="float" office:value="57.22" calcext:value-type="float">
            <text:p>57.22</text:p>
          </table:table-cell>
          <table:table-cell office:value-type="float" office:value="24.65" calcext:value-type="float">
            <text:p>24.65</text:p>
          </table:table-cell>
        </table:table-row>
        <table:table-row table:style-name="ro1">
          <table:table-cell office:value-type="float" office:value="32.168" calcext:value-type="float">
            <text:p>32.168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float" office:value="60.916" calcext:value-type="float">
            <text:p>60.916</text:p>
          </table:table-cell>
          <table:table-cell office:value-type="float" office:value="15.367" calcext:value-type="float">
            <text:p>15.367</text:p>
          </table:table-cell>
        </table:table-row>
        <table:table-row table:style-name="ro1">
          <table:table-cell office:value-type="float" office:value="36.736" calcext:value-type="float">
            <text:p>36.736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float" office:value="61.977" calcext:value-type="float">
            <text:p>61.977</text:p>
          </table:table-cell>
          <table:table-cell office:value-type="float" office:value="41.097" calcext:value-type="float">
            <text:p>41.097</text:p>
          </table:table-cell>
        </table:table-row>
        <table:table-row table:style-name="ro1">
          <table:table-cell office:value-type="float" office:value="41.241" calcext:value-type="float">
            <text:p>41.241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65.429" calcext:value-type="float">
            <text:p>65.429</text:p>
          </table:table-cell>
          <table:table-cell office:value-type="float" office:value="21.129" calcext:value-type="float">
            <text:p>21.129</text:p>
          </table:table-cell>
        </table:table-row>
        <table:table-row table:style-name="ro1">
          <table:table-cell office:value-type="float" office:value="35.518" calcext:value-type="float">
            <text:p>35.518</text:p>
          </table:table-cell>
          <table:table-cell office:value-type="float" office:value="16.975" calcext:value-type="float">
            <text:p>16.975</text:p>
          </table:table-cell>
        </table:table-row>
        <table:table-row table:style-name="ro1">
          <table:table-cell office:value-type="float" office:value="83.615" calcext:value-type="float">
            <text:p>83.615</text:p>
          </table:table-cell>
          <table:table-cell office:value-type="float" office:value="27.825" calcext:value-type="float">
            <text:p>27.825</text:p>
          </table:table-cell>
        </table:table-row>
        <table:table-row table:style-name="ro1">
          <table:table-cell office:value-type="float" office:value="6.234" calcext:value-type="float">
            <text:p>6.234</text:p>
          </table:table-cell>
          <table:table-cell office:value-type="float" office:value="32.826" calcext:value-type="float">
            <text:p>32.826</text:p>
          </table:table-cell>
        </table:table-row>
        <table:table-row table:style-name="ro1">
          <table:table-cell office:value-type="float" office:value="96.186" calcext:value-type="float">
            <text:p>96.186</text:p>
          </table:table-cell>
          <table:table-cell office:value-type="float" office:value="26.047" calcext:value-type="float">
            <text:p>26.047</text:p>
          </table:table-cell>
        </table:table-row>
        <table:table-row table:style-name="ro1">
          <table:table-cell office:value-type="float" office:value="9.327" calcext:value-type="float">
            <text:p>9.327</text:p>
          </table:table-cell>
          <table:table-cell office:value-type="float" office:value="48.879" calcext:value-type="float">
            <text:p>48.879</text:p>
          </table:table-cell>
        </table:table-row>
        <table:table-row table:style-name="ro1">
          <table:table-cell office:value-type="float" office:value="62.702" calcext:value-type="float">
            <text:p>62.702</text:p>
          </table:table-cell>
          <table:table-cell office:value-type="float" office:value="26.875" calcext:value-type="float">
            <text:p>26.875</text:p>
          </table:table-cell>
        </table:table-row>
        <table:table-row table:style-name="ro1">
          <table:table-cell office:value-type="float" office:value="95.376" calcext:value-type="float">
            <text:p>95.376</text:p>
          </table:table-cell>
          <table:table-cell office:value-type="float" office:value="22.332" calcext:value-type="float">
            <text:p>22.332</text:p>
          </table:table-cell>
        </table:table-row>
        <table:table-row table:style-name="ro1">
          <table:table-cell office:value-type="float" office:value="7.213" calcext:value-type="float">
            <text:p>7.213</text:p>
          </table:table-cell>
          <table:table-cell office:value-type="float" office:value="16.341" calcext:value-type="float">
            <text:p>16.341</text:p>
          </table:table-cell>
        </table:table-row>
        <table:table-row table:style-name="ro1">
          <table:table-cell office:value-type="float" office:value="46.743" calcext:value-type="float">
            <text:p>46.743</text:p>
          </table:table-cell>
          <table:table-cell office:value-type="float" office:value="10.258" calcext:value-type="float">
            <text:p>10.258</text:p>
          </table:table-cell>
        </table:table-row>
        <table:table-row table:style-name="ro1">
          <table:table-cell office:value-type="float" office:value="76.937" calcext:value-type="float">
            <text:p>76.937</text:p>
          </table:table-cell>
          <table:table-cell office:value-type="float" office:value="20.443" calcext:value-type="float">
            <text:p>20.443</text:p>
          </table:table-cell>
        </table:table-row>
        <table:table-row table:style-name="ro1">
          <table:table-cell office:value-type="float" office:value="69.776" calcext:value-type="float">
            <text:p>69.776</text:p>
          </table:table-cell>
          <table:table-cell office:value-type="float" office:value="13.044" calcext:value-type="float">
            <text:p>13.044</text:p>
          </table:table-cell>
        </table:table-row>
        <table:table-row table:style-name="ro1">
          <table:table-cell office:value-type="float" office:value="86.131" calcext:value-type="float">
            <text:p>86.131</text:p>
          </table:table-cell>
          <table:table-cell office:value-type="float" office:value="19.885" calcext:value-type="float">
            <text:p>19.885</text:p>
          </table:table-cell>
        </table:table-row>
        <table:table-row table:style-name="ro1">
          <table:table-cell office:value-type="float" office:value="63.455" calcext:value-type="float">
            <text:p>63.455</text:p>
          </table:table-cell>
          <table:table-cell office:value-type="float" office:value="15.818" calcext:value-type="float">
            <text:p>15.818</text:p>
          </table:table-cell>
        </table:table-row>
        <table:table-row table:style-name="ro1">
          <table:table-cell office:value-type="float" office:value="98.916" calcext:value-type="float">
            <text:p>98.916</text:p>
          </table:table-cell>
          <table:table-cell office:value-type="float" office:value="29.041" calcext:value-type="float">
            <text:p>29.041</text:p>
          </table:table-cell>
        </table:table-row>
        <table:table-row table:style-name="ro1">
          <table:table-cell office:value-type="float" office:value="77.206" calcext:value-type="float">
            <text:p>77.206</text:p>
          </table:table-cell>
          <table:table-cell office:value-type="float" office:value="29.841" calcext:value-type="float">
            <text:p>29.841</text:p>
          </table:table-cell>
        </table:table-row>
        <table:table-row table:style-name="ro1">
          <table:table-cell office:value-type="float" office:value="20.249" calcext:value-type="float">
            <text:p>20.249</text:p>
          </table:table-cell>
          <table:table-cell office:value-type="float" office:value="21.529" calcext:value-type="float">
            <text:p>21.529</text:p>
          </table:table-cell>
        </table:table-row>
        <table:table-row table:style-name="ro1">
          <table:table-cell office:value-type="float" office:value="60.595" calcext:value-type="float">
            <text:p>60.595</text:p>
          </table:table-cell>
          <table:table-cell office:value-type="float" office:value="25.469" calcext:value-type="float">
            <text:p>25.469</text:p>
          </table:table-cell>
        </table:table-row>
        <table:table-row table:style-name="ro1">
          <table:table-cell office:value-type="float" office:value="57.952" calcext:value-type="float">
            <text:p>57.952</text:p>
          </table:table-cell>
          <table:table-cell office:value-type="float" office:value="27.758" calcext:value-type="float">
            <text:p>27.758</text:p>
          </table:table-cell>
        </table:table-row>
        <table:table-row table:style-name="ro1">
          <table:table-cell office:value-type="float" office:value="80.572" calcext:value-type="float">
            <text:p>80.572</text:p>
          </table:table-cell>
          <table:table-cell office:value-type="float" office:value="35.327" calcext:value-type="float">
            <text:p>35.327</text:p>
          </table:table-cell>
        </table:table-row>
        <table:table-row table:style-name="ro1">
          <table:table-cell office:value-type="float" office:value="95.176" calcext:value-type="float">
            <text:p>95.176</text:p>
          </table:table-cell>
          <table:table-cell office:value-type="float" office:value="32.93" calcext:value-type="float">
            <text:p>32.93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57.39" calcext:value-type="float">
            <text:p>57.39</text:p>
          </table:table-cell>
        </table:table-row>
        <table:table-row table:style-name="ro1">
          <table:table-cell office:value-type="float" office:value="42.244" calcext:value-type="float">
            <text:p>42.244</text:p>
          </table:table-cell>
          <table:table-cell office:value-type="float" office:value="31.36" calcext:value-type="float">
            <text:p>31.36</text:p>
          </table:table-cell>
        </table:table-row>
        <table:table-row table:style-name="ro1">
          <table:table-cell office:value-type="float" office:value="85.213" calcext:value-type="float">
            <text:p>85.213</text:p>
          </table:table-cell>
          <table:table-cell office:value-type="float" office:value="30.403" calcext:value-type="float">
            <text:p>30.403</text:p>
          </table:table-cell>
        </table:table-row>
        <table:table-row table:style-name="ro1">
          <table:table-cell office:value-type="float" office:value="33.185" calcext:value-type="float">
            <text:p>33.185</text:p>
          </table:table-cell>
          <table:table-cell office:value-type="float" office:value="16.157" calcext:value-type="float">
            <text:p>16.157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72.673" calcext:value-type="float">
            <text:p>72.673</text:p>
          </table:table-cell>
          <table:table-cell office:value-type="float" office:value="19.097" calcext:value-type="float">
            <text:p>19.097</text:p>
          </table:table-cell>
        </table:table-row>
        <table:table-row table:style-name="ro1">
          <table:table-cell office:value-type="float" office:value="8.247" calcext:value-type="float">
            <text:p>8.247</text:p>
          </table:table-cell>
          <table:table-cell office:value-type="float" office:value="17.657" calcext:value-type="float">
            <text:p>17.657</text:p>
          </table:table-cell>
        </table:table-row>
        <table:table-row table:style-name="ro1">
          <table:table-cell office:value-type="float" office:value="11.442" calcext:value-type="float">
            <text:p>11.442</text:p>
          </table:table-cell>
          <table:table-cell office:value-type="float" office:value="37.812" calcext:value-type="float">
            <text:p>37.812</text:p>
          </table:table-cell>
        </table:table-row>
        <table:table-row table:style-name="ro1">
          <table:table-cell office:value-type="float" office:value="6.387" calcext:value-type="float">
            <text:p>6.387</text:p>
          </table:table-cell>
          <table:table-cell office:value-type="float" office:value="21.915" calcext:value-type="float">
            <text:p>21.915</text:p>
          </table:table-cell>
        </table:table-row>
        <table:table-row table:style-name="ro1">
          <table:table-cell office:value-type="float" office:value="96.597" calcext:value-type="float">
            <text:p>96.597</text:p>
          </table:table-cell>
          <table:table-cell office:value-type="float" office:value="26.084" calcext:value-type="float">
            <text:p>26.084</text:p>
          </table:table-cell>
        </table:table-row>
        <table:table-row table:style-name="ro1">
          <table:table-cell office:value-type="float" office:value="10.077" calcext:value-type="float">
            <text:p>10.077</text:p>
          </table:table-cell>
          <table:table-cell office:value-type="float" office:value="45.183" calcext:value-type="float">
            <text:p>45.183</text:p>
          </table:table-cell>
        </table:table-row>
        <table:table-row table:style-name="ro1">
          <table:table-cell office:value-type="float" office:value="10.542" calcext:value-type="float">
            <text:p>10.542</text:p>
          </table:table-cell>
          <table:table-cell office:value-type="float" office:value="8.925" calcext:value-type="float">
            <text:p>8.925</text:p>
          </table:table-cell>
        </table:table-row>
        <table:table-row table:style-name="ro1">
          <table:table-cell office:value-type="float" office:value="47.302" calcext:value-type="float">
            <text:p>47.302</text:p>
          </table:table-cell>
          <table:table-cell office:value-type="float" office:value="33.316" calcext:value-type="float">
            <text:p>33.316</text:p>
          </table:table-cell>
        </table:table-row>
        <table:table-row table:style-name="ro1">
          <table:table-cell office:value-type="float" office:value="56.976" calcext:value-type="float">
            <text:p>56.976</text:p>
          </table:table-cell>
          <table:table-cell office:value-type="float" office:value="30.335" calcext:value-type="float">
            <text:p>30.335</text:p>
          </table:table-cell>
        </table:table-row>
        <table:table-row table:style-name="ro1">
          <table:table-cell office:value-type="float" office:value="20.829" calcext:value-type="float">
            <text:p>20.829</text:p>
          </table:table-cell>
          <table:table-cell office:value-type="float" office:value="31.414" calcext:value-type="float">
            <text:p>31.414</text:p>
          </table:table-cell>
        </table:table-row>
        <table:table-row table:style-name="ro1">
          <table:table-cell office:value-type="float" office:value="98.574" calcext:value-type="float">
            <text:p>98.574</text:p>
          </table:table-cell>
          <table:table-cell office:value-type="float" office:value="42.731" calcext:value-type="float">
            <text:p>42.731</text:p>
          </table:table-cell>
        </table:table-row>
        <table:table-row table:style-name="ro1">
          <table:table-cell office:value-type="float" office:value="10.219" calcext:value-type="float">
            <text:p>10.219</text:p>
          </table:table-cell>
          <table:table-cell office:value-type="float" office:value="29.805" calcext:value-type="float">
            <text:p>29.805</text:p>
          </table:table-cell>
        </table:table-row>
        <table:table-row table:style-name="ro1">
          <table:table-cell office:value-type="float" office:value="11.727" calcext:value-type="float">
            <text:p>11.727</text:p>
          </table:table-cell>
          <table:table-cell office:value-type="float" office:value="33.36" calcext:value-type="float">
            <text:p>33.36</text:p>
          </table:table-cell>
        </table:table-row>
        <table:table-row table:style-name="ro1">
          <table:table-cell office:value-type="float" office:value="7.047" calcext:value-type="float">
            <text:p>7.047</text:p>
          </table:table-cell>
          <table:table-cell office:value-type="float" office:value="34.057" calcext:value-type="float">
            <text:p>34.057</text:p>
          </table:table-cell>
        </table:table-row>
        <table:table-row table:style-name="ro1">
          <table:table-cell office:value-type="float" office:value="10.573" calcext:value-type="float">
            <text:p>10.573</text:p>
          </table:table-cell>
          <table:table-cell office:value-type="float" office:value="22.189" calcext:value-type="float">
            <text:p>22.189</text:p>
          </table:table-cell>
        </table:table-row>
        <table:table-row table:style-name="ro1">
          <table:table-cell office:value-type="float" office:value="92.457" calcext:value-type="float">
            <text:p>92.457</text:p>
          </table:table-cell>
          <table:table-cell office:value-type="float" office:value="38.884" calcext:value-type="float">
            <text:p>38.884</text:p>
          </table:table-cell>
        </table:table-row>
        <table:table-row table:style-name="ro1">
          <table:table-cell office:value-type="float" office:value="81.345" calcext:value-type="float">
            <text:p>81.345</text:p>
          </table:table-cell>
          <table:table-cell office:value-type="float" office:value="11.064" calcext:value-type="float">
            <text:p>11.064</text:p>
          </table:table-cell>
        </table:table-row>
        <table:table-row table:style-name="ro1">
          <table:table-cell office:value-type="float" office:value="4.325" calcext:value-type="float">
            <text:p>4.325</text:p>
          </table:table-cell>
          <table:table-cell office:value-type="float" office:value="38.564" calcext:value-type="float">
            <text:p>38.564</text:p>
          </table:table-cell>
        </table:table-row>
        <table:table-row table:style-name="ro1">
          <table:table-cell office:value-type="float" office:value="89.698" calcext:value-type="float">
            <text:p>89.698</text:p>
          </table:table-cell>
          <table:table-cell office:value-type="float" office:value="18.968" calcext:value-type="float">
            <text:p>18.968</text:p>
          </table:table-cell>
        </table:table-row>
        <table:table-row table:style-name="ro1">
          <table:table-cell office:value-type="float" office:value="21.922" calcext:value-type="float">
            <text:p>21.922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30.767" calcext:value-type="float">
            <text:p>30.767</text:p>
          </table:table-cell>
          <table:table-cell office:value-type="float" office:value="8.295" calcext:value-type="float">
            <text:p>8.295</text:p>
          </table:table-cell>
        </table:table-row>
        <table:table-row table:style-name="ro1">
          <table:table-cell office:value-type="float" office:value="63.294" calcext:value-type="float">
            <text:p>63.294</text:p>
          </table:table-cell>
          <table:table-cell office:value-type="float" office:value="41.194" calcext:value-type="float">
            <text:p>41.194</text:p>
          </table:table-cell>
        </table:table-row>
        <table:table-row table:style-name="ro1">
          <table:table-cell office:value-type="float" office:value="13.503" calcext:value-type="float">
            <text:p>13.503</text:p>
          </table:table-cell>
          <table:table-cell office:value-type="float" office:value="4.437" calcext:value-type="float">
            <text:p>4.437</text:p>
          </table:table-cell>
        </table:table-row>
        <table:table-row table:style-name="ro1">
          <table:table-cell office:value-type="float" office:value="27.169" calcext:value-type="float">
            <text:p>27.169</text:p>
          </table:table-cell>
          <table:table-cell office:value-type="float" office:value="37.995" calcext:value-type="float">
            <text:p>37.995</text:p>
          </table:table-cell>
        </table:table-row>
        <table:table-row table:style-name="ro1">
          <table:table-cell office:value-type="float" office:value="47.06" calcext:value-type="float">
            <text:p>47.06</text:p>
          </table:table-cell>
          <table:table-cell office:value-type="float" office:value="11.847" calcext:value-type="float">
            <text:p>11.847</text:p>
          </table:table-cell>
        </table:table-row>
        <table:table-row table:style-name="ro1">
          <table:table-cell office:value-type="float" office:value="87.672" calcext:value-type="float">
            <text:p>87.672</text:p>
          </table:table-cell>
          <table:table-cell office:value-type="float" office:value="27.787" calcext:value-type="float">
            <text:p>27.787</text:p>
          </table:table-cell>
        </table:table-row>
        <table:table-row table:style-name="ro1">
          <table:table-cell office:value-type="float" office:value="18.543" calcext:value-type="float">
            <text:p>18.543</text:p>
          </table:table-cell>
          <table:table-cell office:value-type="float" office:value="11.357" calcext:value-type="float">
            <text:p>11.357</text:p>
          </table:table-cell>
        </table:table-row>
        <table:table-row table:style-name="ro1">
          <table:table-cell office:value-type="float" office:value="84.838" calcext:value-type="float">
            <text:p>84.838</text:p>
          </table:table-cell>
          <table:table-cell office:value-type="float" office:value="33.152" calcext:value-type="float">
            <text:p>33.152</text:p>
          </table:table-cell>
        </table:table-row>
        <table:table-row table:style-name="ro1">
          <table:table-cell office:value-type="float" office:value="21.893" calcext:value-type="float">
            <text:p>21.893</text:p>
          </table:table-cell>
          <table:table-cell office:value-type="float" office:value="6.163" calcext:value-type="float">
            <text:p>6.163</text:p>
          </table:table-cell>
        </table:table-row>
        <table:table-row table:style-name="ro1">
          <table:table-cell office:value-type="float" office:value="77.744" calcext:value-type="float">
            <text:p>77.744</text:p>
          </table:table-cell>
          <table:table-cell office:value-type="float" office:value="29.726" calcext:value-type="float">
            <text:p>29.726</text:p>
          </table:table-cell>
        </table:table-row>
        <table:table-row table:style-name="ro1">
          <table:table-cell office:value-type="float" office:value="18.728" calcext:value-type="float">
            <text:p>18.728</text:p>
          </table:table-cell>
          <table:table-cell office:value-type="float" office:value="32.538" calcext:value-type="float">
            <text:p>32.538</text:p>
          </table:table-cell>
        </table:table-row>
        <table:table-row table:style-name="ro1">
          <table:table-cell office:value-type="float" office:value="14.029" calcext:value-type="float">
            <text:p>14.029</text:p>
          </table:table-cell>
          <table:table-cell office:value-type="float" office:value="18.756" calcext:value-type="float">
            <text:p>18.756</text:p>
          </table:table-cell>
        </table:table-row>
        <table:table-row table:style-name="ro1">
          <table:table-cell office:value-type="float" office:value="31.624" calcext:value-type="float">
            <text:p>31.624</text:p>
          </table:table-cell>
          <table:table-cell office:value-type="float" office:value="41.703" calcext:value-type="float">
            <text:p>41.703</text:p>
          </table:table-cell>
        </table:table-row>
        <table:table-row table:style-name="ro1">
          <table:table-cell office:value-type="float" office:value="4.669" calcext:value-type="float">
            <text:p>4.669</text:p>
          </table:table-cell>
          <table:table-cell office:value-type="float" office:value="33.564" calcext:value-type="float">
            <text:p>33.564</text:p>
          </table:table-cell>
        </table:table-row>
        <table:table-row table:style-name="ro1">
          <table:table-cell office:value-type="float" office:value="46.985" calcext:value-type="float">
            <text:p>46.985</text:p>
          </table:table-cell>
          <table:table-cell office:value-type="float" office:value="23.671" calcext:value-type="float">
            <text:p>23.671</text:p>
          </table:table-cell>
        </table:table-row>
        <table:table-row table:style-name="ro1">
          <table:table-cell office:value-type="float" office:value="24.139" calcext:value-type="float">
            <text:p>24.139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float" office:value="84.791" calcext:value-type="float">
            <text:p>84.791</text:p>
          </table:table-cell>
          <table:table-cell office:value-type="float" office:value="45.334" calcext:value-type="float">
            <text:p>45.334</text:p>
          </table:table-cell>
        </table:table-row>
        <table:table-row table:style-name="ro1">
          <table:table-cell office:value-type="float" office:value="81.353" calcext:value-type="float">
            <text:p>81.353</text:p>
          </table:table-cell>
          <table:table-cell office:value-type="float" office:value="26.097" calcext:value-type="float">
            <text:p>26.097</text:p>
          </table:table-cell>
        </table:table-row>
        <table:table-row table:style-name="ro1">
          <table:table-cell office:value-type="float" office:value="30.086" calcext:value-type="float">
            <text:p>30.086</text:p>
          </table:table-cell>
          <table:table-cell office:value-type="float" office:value="26.351" calcext:value-type="float">
            <text:p>26.351</text:p>
          </table:table-cell>
        </table:table-row>
        <table:table-row table:style-name="ro1">
          <table:table-cell office:value-type="float" office:value="14.374" calcext:value-type="float">
            <text:p>14.374</text:p>
          </table:table-cell>
          <table:table-cell office:value-type="float" office:value="37.318" calcext:value-type="float">
            <text:p>37.318</text:p>
          </table:table-cell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28.698" calcext:value-type="float">
            <text:p>28.698</text:p>
          </table:table-cell>
        </table:table-row>
        <table:table-row table:style-name="ro1">
          <table:table-cell office:value-type="float" office:value="11.378" calcext:value-type="float">
            <text:p>11.378</text:p>
          </table:table-cell>
          <table:table-cell office:value-type="float" office:value="32.244" calcext:value-type="float">
            <text:p>32.244</text:p>
          </table:table-cell>
        </table:table-row>
        <table:table-row table:style-name="ro1">
          <table:table-cell office:value-type="float" office:value="33.669" calcext:value-type="float">
            <text:p>33.669</text:p>
          </table:table-cell>
          <table:table-cell office:value-type="float" office:value="9.054" calcext:value-type="float">
            <text:p>9.054</text:p>
          </table:table-cell>
        </table:table-row>
        <table:table-row table:style-name="ro1">
          <table:table-cell office:value-type="float" office:value="95.742" calcext:value-type="float">
            <text:p>95.742</text:p>
          </table:table-cell>
          <table:table-cell office:value-type="float" office:value="18.236" calcext:value-type="float">
            <text:p>18.236</text:p>
          </table:table-cell>
        </table:table-row>
        <table:table-row table:style-name="ro1">
          <table:table-cell office:value-type="float" office:value="97.665" calcext:value-type="float">
            <text:p>97.665</text:p>
          </table:table-cell>
          <table:table-cell office:value-type="float" office:value="15.915" calcext:value-type="float">
            <text:p>15.915</text:p>
          </table:table-cell>
        </table:table-row>
        <table:table-row table:style-name="ro1">
          <table:table-cell office:value-type="float" office:value="11.086" calcext:value-type="float">
            <text:p>11.086</text:p>
          </table:table-cell>
          <table:table-cell office:value-type="float" office:value="31.892" calcext:value-type="float">
            <text:p>31.892</text:p>
          </table:table-cell>
        </table:table-row>
        <table:table-row table:style-name="ro1">
          <table:table-cell office:value-type="float" office:value="88.76" calcext:value-type="float">
            <text:p>88.76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1">
          <table:table-cell office:value-type="float" office:value="16.274" calcext:value-type="float">
            <text:p>16.274</text:p>
          </table:table-cell>
          <table:table-cell office:value-type="float" office:value="11.036" calcext:value-type="float">
            <text:p>11.036</text:p>
          </table:table-cell>
        </table:table-row>
        <table:table-row table:style-name="ro1">
          <table:table-cell office:value-type="float" office:value="36.531" calcext:value-type="float">
            <text:p>36.531</text:p>
          </table:table-cell>
          <table:table-cell office:value-type="float" office:value="11.578" calcext:value-type="float">
            <text:p>11.578</text:p>
          </table:table-cell>
        </table:table-row>
        <table:table-row table:style-name="ro1">
          <table:table-cell office:value-type="float" office:value="61.399" calcext:value-type="float">
            <text:p>61.399</text:p>
          </table:table-cell>
          <table:table-cell office:value-type="float" office:value="66.996" calcext:value-type="float">
            <text:p>66.996</text:p>
          </table:table-cell>
        </table:table-row>
        <table:table-row table:style-name="ro1">
          <table:table-cell office:value-type="float" office:value="71.967" calcext:value-type="float">
            <text:p>71.967</text:p>
          </table:table-cell>
          <table:table-cell office:value-type="float" office:value="22.43" calcext:value-type="float">
            <text:p>22.43</text:p>
          </table:table-cell>
        </table:table-row>
        <table:table-row table:style-name="ro1">
          <table:table-cell office:value-type="float" office:value="2.047" calcext:value-type="float">
            <text:p>2.047</text:p>
          </table:table-cell>
          <table:table-cell office:value-type="float" office:value="17.809" calcext:value-type="float">
            <text:p>17.809</text:p>
          </table:table-cell>
        </table:table-row>
        <table:table-row table:style-name="ro1">
          <table:table-cell office:value-type="float" office:value="87.812" calcext:value-type="float">
            <text:p>87.812</text:p>
          </table:table-cell>
          <table:table-cell office:value-type="float" office:value="20.697" calcext:value-type="float">
            <text:p>20.697</text:p>
          </table:table-cell>
        </table:table-row>
        <table:table-row table:style-name="ro1">
          <table:table-cell office:value-type="float" office:value="63.769" calcext:value-type="float">
            <text:p>63.769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1">
          <table:table-cell office:value-type="float" office:value="17.089" calcext:value-type="float">
            <text:p>17.089</text:p>
          </table:table-cell>
          <table:table-cell office:value-type="float" office:value="10.982" calcext:value-type="float">
            <text:p>10.982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4.879" calcext:value-type="float">
            <text:p>4.879</text:p>
          </table:table-cell>
        </table:table-row>
        <table:table-row table:style-name="ro1">
          <table:table-cell office:value-type="float" office:value="30.613" calcext:value-type="float">
            <text:p>30.613</text:p>
          </table:table-cell>
          <table:table-cell office:value-type="float" office:value="42.993" calcext:value-type="float">
            <text:p>42.993</text:p>
          </table:table-cell>
        </table:table-row>
        <table:table-row table:style-name="ro1">
          <table:table-cell office:value-type="float" office:value="16.456" calcext:value-type="float">
            <text:p>16.456</text:p>
          </table:table-cell>
          <table:table-cell office:value-type="float" office:value="32.107" calcext:value-type="float">
            <text:p>32.107</text:p>
          </table:table-cell>
        </table:table-row>
        <table:table-row table:style-name="ro1">
          <table:table-cell office:value-type="float" office:value="94.884" calcext:value-type="float">
            <text:p>94.884</text:p>
          </table:table-cell>
          <table:table-cell office:value-type="float" office:value="22.121" calcext:value-type="float">
            <text:p>22.121</text:p>
          </table:table-cell>
        </table:table-row>
        <table:table-row table:style-name="ro1">
          <table:table-cell office:value-type="float" office:value="59.199" calcext:value-type="float">
            <text:p>59.199</text:p>
          </table:table-cell>
          <table:table-cell office:value-type="float" office:value="11.919" calcext:value-type="float">
            <text:p>11.919</text:p>
          </table:table-cell>
        </table:table-row>
        <table:table-row table:style-name="ro1">
          <table:table-cell office:value-type="float" office:value="53.421" calcext:value-type="float">
            <text:p>53.421</text:p>
          </table:table-cell>
          <table:table-cell office:value-type="float" office:value="46.031" calcext:value-type="float">
            <text:p>46.031</text:p>
          </table:table-cell>
        </table:table-row>
        <table:table-row table:style-name="ro1">
          <table:table-cell office:value-type="float" office:value="42.093" calcext:value-type="float">
            <text:p>42.093</text:p>
          </table:table-cell>
          <table:table-cell office:value-type="float" office:value="18.355" calcext:value-type="float">
            <text:p>18.355</text:p>
          </table:table-cell>
        </table:table-row>
        <table:table-row table:style-name="ro1">
          <table:table-cell office:value-type="float" office:value="64.077" calcext:value-type="float">
            <text:p>64.077</text:p>
          </table:table-cell>
          <table:table-cell office:value-type="float" office:value="11.027" calcext:value-type="float">
            <text:p>11.027</text:p>
          </table:table-cell>
        </table:table-row>
        <table:table-row table:style-name="ro1">
          <table:table-cell office:value-type="float" office:value="91.766" calcext:value-type="float">
            <text:p>91.766</text:p>
          </table:table-cell>
          <table:table-cell office:value-type="float" office:value="24.43" calcext:value-type="float">
            <text:p>24.43</text:p>
          </table:table-cell>
        </table:table-row>
      </table:table>
      <table:table table:name="Sheet1" table:style-name="ta1">
        <table:shapes>
          <draw:frame draw:z-index="0" draw:style-name="gr1" draw:text-style-name="P1" svg:width="4.3181in" svg:height="2.4287in" svg:x="0.0614in" svg:y="2.361in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3181in" svg:height="2.4287in" svg:x="4.5055in" svg:y="2.3925in">
            <draw:object draw:notify-on-update-of-ranges="Sheet1.E1:Sheet1.E1 Sheet1.E2:Sheet1.E11 Sheet1.F1:Sheet1.F1 Sheet1.F2:Sheet1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3181in" svg:height="2.4287in" svg:x="8.8748in" svg:y="2.4453in">
            <draw:object draw:notify-on-update-of-ranges="Sheet1.I1:Sheet1.I1 Sheet1.I2:Sheet1.I11 Sheet1.J1:Sheet1.J1 Sheet1.J2:Sheet1.J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3181in" svg:height="2.4287in" svg:x="8.7583in" svg:y="4.8528in">
            <draw:object draw:notify-on-update-of-ranges="Sheet1.K1:Sheet1.K1 Sheet1.K2:Sheet1.K11 Sheet1.L1:Sheet1.L1 Sheet1.L2:Sheet1.L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pre</text:p>
          </table:table-cell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pr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135" calcext:value-type="float">
            <text:p>1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29.48" calcext:value-type="float">
            <text:p>29.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float" office:value="7.9" calcext:value-type="float">
            <text:p>7.9</text:p>
          </table:table-cell>
        </table:table-row>
      </table:table>
      <table:named-expressions/>
      <table:database-ranges>
        <table:database-range table:name="__Anonymous_Sheet_DB__1" table:target-range-address="Sheet1.A1:Sheet1.B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9:39:31.898129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8T19:39:37.966698163</meta:creation-date>
    <meta:editing-duration>PT2M44S</meta:editing-duration>
    <meta:editing-cycles>2</meta:editing-cycles>
    <meta:generator>LibreOffice/7.0.2.2$Linux_X86_64 LibreOffice_project/3a01483fc371ab18cfca4bab0d636937da5eaf70</meta:generator>
    <dc:date>2020-12-28T19:42:16.064224984</dc:date>
    <meta:document-statistic meta:table-count="2" meta:cell-count="291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9cm" svg:height="6.17cm" xlink:href=".." xlink:type="simple" chart:class="chart:bar" chart:style-name="ch1">
        <chart:title svg:x="4.951cm" svg:y="0.259cm" chart:style-name="ch2">
          <text:p>UCF</text:p>
        </chart:title>
        <chart:plot-area chart:style-name="ch3" table:cell-range-address="Sheet1.A1:Sheet1.B11" chart:data-source-has-labels="both" svg:x="1.23cm" svg:y="1.161cm" svg:width="9.52cm" svg:height="3.905cm">
          <chart:coordinate-region svg:x="1.851cm" svg:y="1.36cm" svg:width="8.899cm" svg:height="3.059cm"/>
          <chart:axis chart:dimension="x" chart:name="primary-x" chart:style-name="ch4" chartooo:axis-type="auto">
            <chartooo:date-scale/>
            <chart:title svg:x="5.179cm" svg:y="5.189cm" chart:style-name="ch5">
              <text:p>PRE offset</text:p>
            </chart:title>
            <chart:categories table:cell-range-address="Sheet1.A2:Sheet1.A11"/>
          </chart:axis>
          <chart:axis chart:dimension="y" chart:name="primary-y" chart:style-name="ch6">
            <chart:title svg:x="0.451cm" svg:y="4.017cm" chart:style-name="ch7">
              <text:p>POST offset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34">
                <text:p>134</text:p>
                <draw:g>
                  <svg:desc>Sheet1.A2:Sheet1.A11</svg:desc>
                </draw:g>
              </table:table-cell>
              <table:table-cell office:value-type="float" office:value="29">
                <text:p>29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9cm" svg:height="6.17cm" xlink:href=".." xlink:type="simple" chart:class="chart:bar" chart:style-name="ch1">
        <chart:title svg:x="5.189cm" svg:y="0.259cm" chart:style-name="ch2">
          <text:p>EI</text:p>
        </chart:title>
        <chart:plot-area chart:style-name="ch3" table:cell-range-address="Sheet1.E1:Sheet1.F11" chart:data-source-has-labels="both" svg:x="1.23cm" svg:y="1.161cm" svg:width="9.52cm" svg:height="3.905cm">
          <chart:coordinate-region svg:x="1.851cm" svg:y="1.36cm" svg:width="8.899cm" svg:height="3.059cm"/>
          <chart:axis chart:dimension="x" chart:name="primary-x" chart:style-name="ch4" chartooo:axis-type="auto">
            <chartooo:date-scale/>
            <chart:title svg:x="5.179cm" svg:y="5.189cm" chart:style-name="ch5">
              <text:p>PRE offset</text:p>
            </chart:title>
            <chart:categories table:cell-range-address="Sheet1.E2:Sheet1.E11"/>
          </chart:axis>
          <chart:axis chart:dimension="y" chart:name="primary-y" chart:style-name="ch6">
            <chart:title svg:x="0.451cm" svg:y="4.017cm" chart:style-name="ch7">
              <text:p>POST offset</text:p>
            </chart:title>
            <chart:grid chart:style-name="ch8" chart:class="major"/>
          </chart:axis>
          <chart:series chart:style-name="ch9" chart:values-cell-range-address="Sheet1.F2:Sheet1.F11" chart:label-cell-address="Sheet1.F1:Sheet1.F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34">
                <text:p>134</text:p>
                <draw:g>
                  <svg:desc>Sheet1.E2:Sheet1.E11</svg:desc>
                </draw:g>
              </table:table-cell>
              <table:table-cell office:value-type="float" office:value="6">
                <text:p>6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9cm" svg:height="6.17cm" xlink:href=".." xlink:type="simple" chart:class="chart:bar" chart:style-name="ch1">
        <chart:title svg:x="5.07cm" svg:y="0.259cm" chart:style-name="ch2">
          <text:p>qEI</text:p>
        </chart:title>
        <chart:plot-area chart:style-name="ch3" table:cell-range-address="Sheet1.I1:Sheet1.J11" chart:data-source-has-labels="both" svg:x="1.23cm" svg:y="1.161cm" svg:width="9.52cm" svg:height="3.905cm">
          <chart:coordinate-region svg:x="1.851cm" svg:y="1.36cm" svg:width="8.899cm" svg:height="3.059cm"/>
          <chart:axis chart:dimension="x" chart:name="primary-x" chart:style-name="ch4" chartooo:axis-type="auto">
            <chartooo:date-scale/>
            <chart:title svg:x="5.179cm" svg:y="5.189cm" chart:style-name="ch5">
              <text:p>PRE offset</text:p>
            </chart:title>
            <chart:categories table:cell-range-address="Sheet1.I2:Sheet1.I11"/>
          </chart:axis>
          <chart:axis chart:dimension="y" chart:name="primary-y" chart:style-name="ch6">
            <chart:title svg:x="0.451cm" svg:y="4.017cm" chart:style-name="ch7">
              <text:p>POST offset</text:p>
            </chart:title>
            <chart:grid chart:style-name="ch8" chart:class="major"/>
          </chart:axis>
          <chart:series chart:style-name="ch9" chart:values-cell-range-address="Sheet1.J2:Sheet1.J11" chart:label-cell-address="Sheet1.J1:Sheet1.J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t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Sheet1.I2:Sheet1.I11</svg:desc>
                </draw:g>
              </table:table-cell>
              <table:table-cell office:value-type="float" office:value="20">
                <text:p>20</text:p>
                <draw:g>
                  <svg:desc>Sheet1.J2:Sheet1.J11</svg:desc>
                </draw:g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9cm" svg:height="6.17cm" xlink:href=".." xlink:type="simple" chart:class="chart:bar" chart:style-name="ch1">
        <chart:title svg:x="5.07cm" svg:y="0.259cm" chart:style-name="ch2">
          <text:p>qEI</text:p>
        </chart:title>
        <chart:plot-area chart:style-name="ch3" table:cell-range-address="Sheet1.K1:Sheet1.L11" chart:data-source-has-labels="both" svg:x="1.23cm" svg:y="1.161cm" svg:width="9.52cm" svg:height="3.905cm">
          <chart:coordinate-region svg:x="1.851cm" svg:y="1.36cm" svg:width="8.899cm" svg:height="3.059cm"/>
          <chart:axis chart:dimension="x" chart:name="primary-x" chart:style-name="ch4" chartooo:axis-type="auto">
            <chartooo:date-scale/>
            <chart:title svg:x="5.179cm" svg:y="5.189cm" chart:style-name="ch5">
              <text:p>PRE offset</text:p>
            </chart:title>
            <chart:categories table:cell-range-address="Sheet1.K2:Sheet1.K11"/>
          </chart:axis>
          <chart:axis chart:dimension="y" chart:name="primary-y" chart:style-name="ch6">
            <chart:title svg:x="0.451cm" svg:y="4.017cm" chart:style-name="ch7">
              <text:p>POST offset</text:p>
            </chart:title>
            <chart:grid chart:style-name="ch8" chart:class="major"/>
          </chart:axis>
          <chart:series chart:style-name="ch9" chart:values-cell-range-address="Sheet1.L2:Sheet1.L11" chart:label-cell-address="Sheet1.L1:Sheet1.L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t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66">
                <text:p>166</text:p>
                <draw:g>
                  <svg:desc>Sheet1.K2:Sheet1.K11</svg:desc>
                </draw:g>
              </table:table-cell>
              <table:table-cell office:value-type="float" office:value="55">
                <text:p>55</text:p>
                <draw:g>
                  <svg:desc>Sheet1.L2:Sheet1.L11</svg:desc>
                </draw:g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9">
                <text:p>7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abel-arrangement="side-by-sid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98cm" svg:height="11.661cm" xlink:href=".." xlink:type="simple" chart:class="chart:scatter" chart:style-name="ch1">
        <chart:title svg:x="10.985cm" svg:y="0.369cm" chart:style-name="ch2">
          <text:p>qEI</text:p>
        </chart:title>
        <chart:plot-area chart:style-name="ch3" table:cell-range-address="Sheet2.A1:Sheet2.B101" chart:data-source-has-labels="both" svg:x="1.466cm" svg:y="1.381cm" svg:width="20.877cm" svg:height="9.066cm">
          <chart:coordinate-region svg:x="2.087cm" svg:y="1.58cm" svg:width="19.977cm" svg:height="8.22cm"/>
          <chart:axis chart:dimension="x" chart:name="primary-x" chart:style-name="ch4" chartooo:axis-type="auto">
            <chart:title svg:x="11.093cm" svg:y="10.68cm" chart:style-name="ch5">
              <text:p>PRE offset</text:p>
            </chart:title>
            <chart:categories table:cell-range-address="Sheet2.A2:Sheet2.A101"/>
            <chart:grid chart:style-name="ch6" chart:class="minor"/>
          </chart:axis>
          <chart:axis chart:dimension="y" chart:name="primary-y" chart:style-name="ch7">
            <chart:title svg:x="0.451cm" svg:y="6.818cm" chart:style-name="ch8">
              <text:p>POST offset</text:p>
            </chart:title>
            <chart:grid chart:style-name="ch9" chart:class="major"/>
          </chart:axis>
          <chart:series chart:style-name="ch10" chart:values-cell-range-address="Sheet2.B2:Sheet2.B101" chart:label-cell-address="Sheet2.B1:Sheet2.B1" chart:class="chart:scatter">
            <chart:domain table:cell-range-address="Sheet2.A2:Sheet2.A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t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57.35">
                <text:p>57.35</text:p>
                <draw:g>
                  <svg:desc>Sheet2.A2:Sheet2.A101</svg:desc>
                </draw:g>
              </table:table-cell>
              <table:table-cell office:value-type="float" office:value="20.066">
                <text:p>20.066</text:p>
                <draw:g>
                  <svg:desc>Sheet2.B2:Sheet2.B101</svg:desc>
                </draw:g>
              </table:table-cell>
            </table:table-row>
            <table:table-row>
              <table:table-cell office:value-type="float" office:value="60.037">
                <text:p>60.037</text:p>
              </table:table-cell>
              <table:table-cell office:value-type="float" office:value="38.689">
                <text:p>38.689</text:p>
              </table:table-cell>
            </table:table-row>
            <table:table-row>
              <table:table-cell office:value-type="float" office:value="50.712">
                <text:p>50.712</text:p>
              </table:table-cell>
              <table:table-cell office:value-type="float" office:value="8.661">
                <text:p>8.661</text:p>
              </table:table-cell>
            </table:table-row>
            <table:table-row>
              <table:table-cell office:value-type="float" office:value="11.945">
                <text:p>11.945</text:p>
              </table:table-cell>
              <table:table-cell office:value-type="float" office:value="34.238">
                <text:p>34.238</text:p>
              </table:table-cell>
            </table:table-row>
            <table:table-row>
              <table:table-cell office:value-type="float" office:value="57.22">
                <text:p>57.22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float" office:value="32.168">
                <text:p>32.168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float" office:value="60.916">
                <text:p>60.916</text:p>
              </table:table-cell>
              <table:table-cell office:value-type="float" office:value="15.367">
                <text:p>15.367</text:p>
              </table:table-cell>
            </table:table-row>
            <table:table-row>
              <table:table-cell office:value-type="float" office:value="36.736">
                <text:p>36.736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float" office:value="61.977">
                <text:p>61.977</text:p>
              </table:table-cell>
              <table:table-cell office:value-type="float" office:value="41.097">
                <text:p>41.097</text:p>
              </table:table-cell>
            </table:table-row>
            <table:table-row>
              <table:table-cell office:value-type="float" office:value="41.241">
                <text:p>41.241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float" office:value="65.429">
                <text:p>65.429</text:p>
              </table:table-cell>
              <table:table-cell office:value-type="float" office:value="21.129">
                <text:p>21.129</text:p>
              </table:table-cell>
            </table:table-row>
            <table:table-row>
              <table:table-cell office:value-type="float" office:value="35.518">
                <text:p>35.518</text:p>
              </table:table-cell>
              <table:table-cell office:value-type="float" office:value="16.975">
                <text:p>16.975</text:p>
              </table:table-cell>
            </table:table-row>
            <table:table-row>
              <table:table-cell office:value-type="float" office:value="83.615">
                <text:p>83.615</text:p>
              </table:table-cell>
              <table:table-cell office:value-type="float" office:value="27.825">
                <text:p>27.825</text:p>
              </table:table-cell>
            </table:table-row>
            <table:table-row>
              <table:table-cell office:value-type="float" office:value="6.234">
                <text:p>6.234</text:p>
              </table:table-cell>
              <table:table-cell office:value-type="float" office:value="32.826">
                <text:p>32.826</text:p>
              </table:table-cell>
            </table:table-row>
            <table:table-row>
              <table:table-cell office:value-type="float" office:value="96.186">
                <text:p>96.186</text:p>
              </table:table-cell>
              <table:table-cell office:value-type="float" office:value="26.047">
                <text:p>26.047</text:p>
              </table:table-cell>
            </table:table-row>
            <table:table-row>
              <table:table-cell office:value-type="float" office:value="9.327">
                <text:p>9.327</text:p>
              </table:table-cell>
              <table:table-cell office:value-type="float" office:value="48.879">
                <text:p>48.879</text:p>
              </table:table-cell>
            </table:table-row>
            <table:table-row>
              <table:table-cell office:value-type="float" office:value="62.702">
                <text:p>62.702</text:p>
              </table:table-cell>
              <table:table-cell office:value-type="float" office:value="26.875">
                <text:p>26.875</text:p>
              </table:table-cell>
            </table:table-row>
            <table:table-row>
              <table:table-cell office:value-type="float" office:value="95.376">
                <text:p>95.376</text:p>
              </table:table-cell>
              <table:table-cell office:value-type="float" office:value="22.332">
                <text:p>22.332</text:p>
              </table:table-cell>
            </table:table-row>
            <table:table-row>
              <table:table-cell office:value-type="float" office:value="7.213">
                <text:p>7.213</text:p>
              </table:table-cell>
              <table:table-cell office:value-type="float" office:value="16.341">
                <text:p>16.341</text:p>
              </table:table-cell>
            </table:table-row>
            <table:table-row>
              <table:table-cell office:value-type="float" office:value="46.743">
                <text:p>46.743</text:p>
              </table:table-cell>
              <table:table-cell office:value-type="float" office:value="10.258">
                <text:p>10.258</text:p>
              </table:table-cell>
            </table:table-row>
            <table:table-row>
              <table:table-cell office:value-type="float" office:value="76.937">
                <text:p>76.937</text:p>
              </table:table-cell>
              <table:table-cell office:value-type="float" office:value="20.443">
                <text:p>20.443</text:p>
              </table:table-cell>
            </table:table-row>
            <table:table-row>
              <table:table-cell office:value-type="float" office:value="69.776">
                <text:p>69.776</text:p>
              </table:table-cell>
              <table:table-cell office:value-type="float" office:value="13.044">
                <text:p>13.044</text:p>
              </table:table-cell>
            </table:table-row>
            <table:table-row>
              <table:table-cell office:value-type="float" office:value="86.131">
                <text:p>86.131</text:p>
              </table:table-cell>
              <table:table-cell office:value-type="float" office:value="19.885">
                <text:p>19.885</text:p>
              </table:table-cell>
            </table:table-row>
            <table:table-row>
              <table:table-cell office:value-type="float" office:value="63.455">
                <text:p>63.455</text:p>
              </table:table-cell>
              <table:table-cell office:value-type="float" office:value="15.818">
                <text:p>15.818</text:p>
              </table:table-cell>
            </table:table-row>
            <table:table-row>
              <table:table-cell office:value-type="float" office:value="98.916">
                <text:p>98.916</text:p>
              </table:table-cell>
              <table:table-cell office:value-type="float" office:value="29.041">
                <text:p>29.041</text:p>
              </table:table-cell>
            </table:table-row>
            <table:table-row>
              <table:table-cell office:value-type="float" office:value="77.206">
                <text:p>77.206</text:p>
              </table:table-cell>
              <table:table-cell office:value-type="float" office:value="29.841">
                <text:p>29.841</text:p>
              </table:table-cell>
            </table:table-row>
            <table:table-row>
              <table:table-cell office:value-type="float" office:value="20.249">
                <text:p>20.249</text:p>
              </table:table-cell>
              <table:table-cell office:value-type="float" office:value="21.529">
                <text:p>21.529</text:p>
              </table:table-cell>
            </table:table-row>
            <table:table-row>
              <table:table-cell office:value-type="float" office:value="60.595">
                <text:p>60.595</text:p>
              </table:table-cell>
              <table:table-cell office:value-type="float" office:value="25.469">
                <text:p>25.469</text:p>
              </table:table-cell>
            </table:table-row>
            <table:table-row>
              <table:table-cell office:value-type="float" office:value="57.952">
                <text:p>57.952</text:p>
              </table:table-cell>
              <table:table-cell office:value-type="float" office:value="27.758">
                <text:p>27.758</text:p>
              </table:table-cell>
            </table:table-row>
            <table:table-row>
              <table:table-cell office:value-type="float" office:value="80.572">
                <text:p>80.572</text:p>
              </table:table-cell>
              <table:table-cell office:value-type="float" office:value="35.327">
                <text:p>35.327</text:p>
              </table:table-cell>
            </table:table-row>
            <table:table-row>
              <table:table-cell office:value-type="float" office:value="95.176">
                <text:p>95.176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57.39">
                <text:p>57.39</text:p>
              </table:table-cell>
            </table:table-row>
            <table:table-row>
              <table:table-cell office:value-type="float" office:value="42.244">
                <text:p>42.244</text:p>
              </table:table-cell>
              <table:table-cell office:value-type="float" office:value="31.36">
                <text:p>31.36</text:p>
              </table:table-cell>
            </table:table-row>
            <table:table-row>
              <table:table-cell office:value-type="float" office:value="85.213">
                <text:p>85.213</text:p>
              </table:table-cell>
              <table:table-cell office:value-type="float" office:value="30.403">
                <text:p>30.403</text:p>
              </table:table-cell>
            </table:table-row>
            <table:table-row>
              <table:table-cell office:value-type="float" office:value="33.185">
                <text:p>33.185</text:p>
              </table:table-cell>
              <table:table-cell office:value-type="float" office:value="16.157">
                <text:p>16.157</text:p>
              </table:table-cell>
            </table:table-row>
            <table:table-row>
              <table:table-cell office:value-type="float" office:value="29.65">
                <text:p>29.65</text:p>
              </table:table-cell>
              <table:table-cell office:value-type="float" office:value="9.472">
                <text:p>9.472</text:p>
              </table:table-cell>
            </table:table-row>
            <table:table-row>
              <table:table-cell office:value-type="float" office:value="72.673">
                <text:p>72.673</text:p>
              </table:table-cell>
              <table:table-cell office:value-type="float" office:value="19.097">
                <text:p>19.097</text:p>
              </table:table-cell>
            </table:table-row>
            <table:table-row>
              <table:table-cell office:value-type="float" office:value="8.247">
                <text:p>8.247</text:p>
              </table:table-cell>
              <table:table-cell office:value-type="float" office:value="17.657">
                <text:p>17.657</text:p>
              </table:table-cell>
            </table:table-row>
            <table:table-row>
              <table:table-cell office:value-type="float" office:value="11.442">
                <text:p>11.442</text:p>
              </table:table-cell>
              <table:table-cell office:value-type="float" office:value="37.812">
                <text:p>37.812</text:p>
              </table:table-cell>
            </table:table-row>
            <table:table-row>
              <table:table-cell office:value-type="float" office:value="6.387">
                <text:p>6.387</text:p>
              </table:table-cell>
              <table:table-cell office:value-type="float" office:value="21.915">
                <text:p>21.915</text:p>
              </table:table-cell>
            </table:table-row>
            <table:table-row>
              <table:table-cell office:value-type="float" office:value="96.597">
                <text:p>96.597</text:p>
              </table:table-cell>
              <table:table-cell office:value-type="float" office:value="26.084">
                <text:p>26.084</text:p>
              </table:table-cell>
            </table:table-row>
            <table:table-row>
              <table:table-cell office:value-type="float" office:value="10.077">
                <text:p>10.077</text:p>
              </table:table-cell>
              <table:table-cell office:value-type="float" office:value="45.183">
                <text:p>45.183</text:p>
              </table:table-cell>
            </table:table-row>
            <table:table-row>
              <table:table-cell office:value-type="float" office:value="10.542">
                <text:p>10.542</text:p>
              </table:table-cell>
              <table:table-cell office:value-type="float" office:value="8.925">
                <text:p>8.925</text:p>
              </table:table-cell>
            </table:table-row>
            <table:table-row>
              <table:table-cell office:value-type="float" office:value="47.302">
                <text:p>47.302</text:p>
              </table:table-cell>
              <table:table-cell office:value-type="float" office:value="33.316">
                <text:p>33.316</text:p>
              </table:table-cell>
            </table:table-row>
            <table:table-row>
              <table:table-cell office:value-type="float" office:value="56.976">
                <text:p>56.976</text:p>
              </table:table-cell>
              <table:table-cell office:value-type="float" office:value="30.335">
                <text:p>30.335</text:p>
              </table:table-cell>
            </table:table-row>
            <table:table-row>
              <table:table-cell office:value-type="float" office:value="20.829">
                <text:p>20.829</text:p>
              </table:table-cell>
              <table:table-cell office:value-type="float" office:value="31.414">
                <text:p>31.414</text:p>
              </table:table-cell>
            </table:table-row>
            <table:table-row>
              <table:table-cell office:value-type="float" office:value="98.574">
                <text:p>98.574</text:p>
              </table:table-cell>
              <table:table-cell office:value-type="float" office:value="42.731">
                <text:p>42.731</text:p>
              </table:table-cell>
            </table:table-row>
            <table:table-row>
              <table:table-cell office:value-type="float" office:value="10.219">
                <text:p>10.219</text:p>
              </table:table-cell>
              <table:table-cell office:value-type="float" office:value="29.805">
                <text:p>29.805</text:p>
              </table:table-cell>
            </table:table-row>
            <table:table-row>
              <table:table-cell office:value-type="float" office:value="11.727">
                <text:p>11.727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float" office:value="7.047">
                <text:p>7.047</text:p>
              </table:table-cell>
              <table:table-cell office:value-type="float" office:value="34.057">
                <text:p>34.057</text:p>
              </table:table-cell>
            </table:table-row>
            <table:table-row>
              <table:table-cell office:value-type="float" office:value="10.573">
                <text:p>10.573</text:p>
              </table:table-cell>
              <table:table-cell office:value-type="float" office:value="22.189">
                <text:p>22.189</text:p>
              </table:table-cell>
            </table:table-row>
            <table:table-row>
              <table:table-cell office:value-type="float" office:value="92.457">
                <text:p>92.457</text:p>
              </table:table-cell>
              <table:table-cell office:value-type="float" office:value="38.884">
                <text:p>38.884</text:p>
              </table:table-cell>
            </table:table-row>
            <table:table-row>
              <table:table-cell office:value-type="float" office:value="81.345">
                <text:p>81.345</text:p>
              </table:table-cell>
              <table:table-cell office:value-type="float" office:value="11.064">
                <text:p>11.064</text:p>
              </table:table-cell>
            </table:table-row>
            <table:table-row>
              <table:table-cell office:value-type="float" office:value="4.325">
                <text:p>4.325</text:p>
              </table:table-cell>
              <table:table-cell office:value-type="float" office:value="38.564">
                <text:p>38.564</text:p>
              </table:table-cell>
            </table:table-row>
            <table:table-row>
              <table:table-cell office:value-type="float" office:value="89.698">
                <text:p>89.698</text:p>
              </table:table-cell>
              <table:table-cell office:value-type="float" office:value="18.968">
                <text:p>18.968</text:p>
              </table:table-cell>
            </table:table-row>
            <table:table-row>
              <table:table-cell office:value-type="float" office:value="21.922">
                <text:p>21.922</text:p>
              </table:table-cell>
              <table:table-cell office:value-type="float" office:value="2.179">
                <text:p>2.179</text:p>
              </table:table-cell>
            </table:table-row>
            <table:table-row>
              <table:table-cell office:value-type="float" office:value="30.767">
                <text:p>30.767</text:p>
              </table:table-cell>
              <table:table-cell office:value-type="float" office:value="8.295">
                <text:p>8.295</text:p>
              </table:table-cell>
            </table:table-row>
            <table:table-row>
              <table:table-cell office:value-type="float" office:value="63.294">
                <text:p>63.294</text:p>
              </table:table-cell>
              <table:table-cell office:value-type="float" office:value="41.194">
                <text:p>41.194</text:p>
              </table:table-cell>
            </table:table-row>
            <table:table-row>
              <table:table-cell office:value-type="float" office:value="13.503">
                <text:p>13.503</text:p>
              </table:table-cell>
              <table:table-cell office:value-type="float" office:value="4.437">
                <text:p>4.437</text:p>
              </table:table-cell>
            </table:table-row>
            <table:table-row>
              <table:table-cell office:value-type="float" office:value="27.169">
                <text:p>27.169</text:p>
              </table:table-cell>
              <table:table-cell office:value-type="float" office:value="37.995">
                <text:p>37.995</text:p>
              </table:table-cell>
            </table:table-row>
            <table:table-row>
              <table:table-cell office:value-type="float" office:value="47.06">
                <text:p>47.06</text:p>
              </table:table-cell>
              <table:table-cell office:value-type="float" office:value="11.847">
                <text:p>11.847</text:p>
              </table:table-cell>
            </table:table-row>
            <table:table-row>
              <table:table-cell office:value-type="float" office:value="87.672">
                <text:p>87.672</text:p>
              </table:table-cell>
              <table:table-cell office:value-type="float" office:value="27.787">
                <text:p>27.787</text:p>
              </table:table-cell>
            </table:table-row>
            <table:table-row>
              <table:table-cell office:value-type="float" office:value="18.543">
                <text:p>18.543</text:p>
              </table:table-cell>
              <table:table-cell office:value-type="float" office:value="11.357">
                <text:p>11.357</text:p>
              </table:table-cell>
            </table:table-row>
            <table:table-row>
              <table:table-cell office:value-type="float" office:value="84.838">
                <text:p>84.838</text:p>
              </table:table-cell>
              <table:table-cell office:value-type="float" office:value="33.152">
                <text:p>33.152</text:p>
              </table:table-cell>
            </table:table-row>
            <table:table-row>
              <table:table-cell office:value-type="float" office:value="21.893">
                <text:p>21.893</text:p>
              </table:table-cell>
              <table:table-cell office:value-type="float" office:value="6.163">
                <text:p>6.163</text:p>
              </table:table-cell>
            </table:table-row>
            <table:table-row>
              <table:table-cell office:value-type="float" office:value="77.744">
                <text:p>77.744</text:p>
              </table:table-cell>
              <table:table-cell office:value-type="float" office:value="29.726">
                <text:p>29.726</text:p>
              </table:table-cell>
            </table:table-row>
            <table:table-row>
              <table:table-cell office:value-type="float" office:value="18.728">
                <text:p>18.728</text:p>
              </table:table-cell>
              <table:table-cell office:value-type="float" office:value="32.538">
                <text:p>32.538</text:p>
              </table:table-cell>
            </table:table-row>
            <table:table-row>
              <table:table-cell office:value-type="float" office:value="14.029">
                <text:p>14.029</text:p>
              </table:table-cell>
              <table:table-cell office:value-type="float" office:value="18.756">
                <text:p>18.756</text:p>
              </table:table-cell>
            </table:table-row>
            <table:table-row>
              <table:table-cell office:value-type="float" office:value="31.624">
                <text:p>31.624</text:p>
              </table:table-cell>
              <table:table-cell office:value-type="float" office:value="41.703">
                <text:p>41.703</text:p>
              </table:table-cell>
            </table:table-row>
            <table:table-row>
              <table:table-cell office:value-type="float" office:value="4.669">
                <text:p>4.669</text:p>
              </table:table-cell>
              <table:table-cell office:value-type="float" office:value="33.564">
                <text:p>33.564</text:p>
              </table:table-cell>
            </table:table-row>
            <table:table-row>
              <table:table-cell office:value-type="float" office:value="46.985">
                <text:p>46.985</text:p>
              </table:table-cell>
              <table:table-cell office:value-type="float" office:value="23.671">
                <text:p>23.671</text:p>
              </table:table-cell>
            </table:table-row>
            <table:table-row>
              <table:table-cell office:value-type="float" office:value="24.139">
                <text:p>24.139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float" office:value="84.791">
                <text:p>84.791</text:p>
              </table:table-cell>
              <table:table-cell office:value-type="float" office:value="45.334">
                <text:p>45.334</text:p>
              </table:table-cell>
            </table:table-row>
            <table:table-row>
              <table:table-cell office:value-type="float" office:value="81.353">
                <text:p>81.353</text:p>
              </table:table-cell>
              <table:table-cell office:value-type="float" office:value="26.097">
                <text:p>26.097</text:p>
              </table:table-cell>
            </table:table-row>
            <table:table-row>
              <table:table-cell office:value-type="float" office:value="30.086">
                <text:p>30.086</text:p>
              </table:table-cell>
              <table:table-cell office:value-type="float" office:value="26.351">
                <text:p>26.351</text:p>
              </table:table-cell>
            </table:table-row>
            <table:table-row>
              <table:table-cell office:value-type="float" office:value="14.374">
                <text:p>14.374</text:p>
              </table:table-cell>
              <table:table-cell office:value-type="float" office:value="37.318">
                <text:p>37.318</text:p>
              </table:table-cell>
            </table:table-row>
            <table:table-row>
              <table:table-cell office:value-type="float" office:value="25.705">
                <text:p>25.705</text:p>
              </table:table-cell>
              <table:table-cell office:value-type="float" office:value="28.698">
                <text:p>28.698</text:p>
              </table:table-cell>
            </table:table-row>
            <table:table-row>
              <table:table-cell office:value-type="float" office:value="11.378">
                <text:p>11.378</text:p>
              </table:table-cell>
              <table:table-cell office:value-type="float" office:value="32.244">
                <text:p>32.244</text:p>
              </table:table-cell>
            </table:table-row>
            <table:table-row>
              <table:table-cell office:value-type="float" office:value="33.669">
                <text:p>33.669</text:p>
              </table:table-cell>
              <table:table-cell office:value-type="float" office:value="9.054">
                <text:p>9.054</text:p>
              </table:table-cell>
            </table:table-row>
            <table:table-row>
              <table:table-cell office:value-type="float" office:value="95.742">
                <text:p>95.742</text:p>
              </table:table-cell>
              <table:table-cell office:value-type="float" office:value="18.236">
                <text:p>18.236</text:p>
              </table:table-cell>
            </table:table-row>
            <table:table-row>
              <table:table-cell office:value-type="float" office:value="97.665">
                <text:p>97.665</text:p>
              </table:table-cell>
              <table:table-cell office:value-type="float" office:value="15.915">
                <text:p>15.915</text:p>
              </table:table-cell>
            </table:table-row>
            <table:table-row>
              <table:table-cell office:value-type="float" office:value="11.086">
                <text:p>11.086</text:p>
              </table:table-cell>
              <table:table-cell office:value-type="float" office:value="31.892">
                <text:p>31.892</text:p>
              </table:table-cell>
            </table:table-row>
            <table:table-row>
              <table:table-cell office:value-type="float" office:value="88.76">
                <text:p>88.76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float" office:value="16.274">
                <text:p>16.274</text:p>
              </table:table-cell>
              <table:table-cell office:value-type="float" office:value="11.036">
                <text:p>11.036</text:p>
              </table:table-cell>
            </table:table-row>
            <table:table-row>
              <table:table-cell office:value-type="float" office:value="36.531">
                <text:p>36.531</text:p>
              </table:table-cell>
              <table:table-cell office:value-type="float" office:value="11.578">
                <text:p>11.578</text:p>
              </table:table-cell>
            </table:table-row>
            <table:table-row>
              <table:table-cell office:value-type="float" office:value="61.399">
                <text:p>61.399</text:p>
              </table:table-cell>
              <table:table-cell office:value-type="float" office:value="66.996">
                <text:p>66.996</text:p>
              </table:table-cell>
            </table:table-row>
            <table:table-row>
              <table:table-cell office:value-type="float" office:value="71.967">
                <text:p>71.967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float" office:value="2.047">
                <text:p>2.047</text:p>
              </table:table-cell>
              <table:table-cell office:value-type="float" office:value="17.809">
                <text:p>17.809</text:p>
              </table:table-cell>
            </table:table-row>
            <table:table-row>
              <table:table-cell office:value-type="float" office:value="87.812">
                <text:p>87.812</text:p>
              </table:table-cell>
              <table:table-cell office:value-type="float" office:value="20.697">
                <text:p>20.697</text:p>
              </table:table-cell>
            </table:table-row>
            <table:table-row>
              <table:table-cell office:value-type="float" office:value="63.769">
                <text:p>63.769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float" office:value="17.089">
                <text:p>17.089</text:p>
              </table:table-cell>
              <table:table-cell office:value-type="float" office:value="10.982">
                <text:p>10.982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4.879">
                <text:p>4.879</text:p>
              </table:table-cell>
            </table:table-row>
            <table:table-row>
              <table:table-cell office:value-type="float" office:value="30.613">
                <text:p>30.613</text:p>
              </table:table-cell>
              <table:table-cell office:value-type="float" office:value="42.993">
                <text:p>42.993</text:p>
              </table:table-cell>
            </table:table-row>
            <table:table-row>
              <table:table-cell office:value-type="float" office:value="16.456">
                <text:p>16.456</text:p>
              </table:table-cell>
              <table:table-cell office:value-type="float" office:value="32.107">
                <text:p>32.107</text:p>
              </table:table-cell>
            </table:table-row>
            <table:table-row>
              <table:table-cell office:value-type="float" office:value="94.884">
                <text:p>94.884</text:p>
              </table:table-cell>
              <table:table-cell office:value-type="float" office:value="22.121">
                <text:p>22.121</text:p>
              </table:table-cell>
            </table:table-row>
            <table:table-row>
              <table:table-cell office:value-type="float" office:value="59.199">
                <text:p>59.199</text:p>
              </table:table-cell>
              <table:table-cell office:value-type="float" office:value="11.919">
                <text:p>11.919</text:p>
              </table:table-cell>
            </table:table-row>
            <table:table-row>
              <table:table-cell office:value-type="float" office:value="53.421">
                <text:p>53.421</text:p>
              </table:table-cell>
              <table:table-cell office:value-type="float" office:value="46.031">
                <text:p>46.031</text:p>
              </table:table-cell>
            </table:table-row>
            <table:table-row>
              <table:table-cell office:value-type="float" office:value="42.093">
                <text:p>42.093</text:p>
              </table:table-cell>
              <table:table-cell office:value-type="float" office:value="18.355">
                <text:p>18.355</text:p>
              </table:table-cell>
            </table:table-row>
            <table:table-row>
              <table:table-cell office:value-type="float" office:value="64.077">
                <text:p>64.077</text:p>
              </table:table-cell>
              <table:table-cell office:value-type="float" office:value="11.027">
                <text:p>11.027</text:p>
              </table:table-cell>
            </table:table-row>
            <table:table-row>
              <table:table-cell office:value-type="float" office:value="91.766">
                <text:p>91.766</text:p>
              </table:table-cell>
              <table:table-cell office:value-type="float" office:value="24.43">
                <text:p>24.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